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e2a" officeooo:paragraph-rsid="0004de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eMuduo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2:20:28.275049248</meta:creation-date>
    <dc:date>2023-02-02T22:21:07.923141679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4.7.2$Linux_X86_64 LibreOffice_project/40$Build-2</meta:generator>
  </office:meta>
</office:document-meta>
</file>